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P180" style:parent-style-name="Lijstalinea" style:family="paragraph">
      <style:text-properties fo:background-color="#FFFF00"/>
    </style:style>
    <style:style style:name="P181" style:parent-style-name="Lijstalinea" style:family="paragraph">
      <style:text-properties fo:background-color="#FFFF00"/>
    </style:style>
    <style:style style:name="P182" style:parent-style-name="Lijstalinea" style:family="paragraph">
      <style:text-properties fo:background-color="#FFFF00"/>
    </style:style>
    <style:style style:name="P183" style:parent-style-name="Standaard" style:family="paragraph"/>
    <style:style style:name="T184" style:parent-style-name="DefaultParagraphFont" style:family="text">
      <style:text-properties fo:font-weight="bold" style:font-weight-asian="bold" style:font-weight-complex="bold"/>
    </style:style>
    <style:style style:name="P185" style:parent-style-name="Standaard" style:family="paragraph"/>
    <style:style style:name="T186" style:parent-style-name="DefaultParagraphFont" style:family="text">
      <style:text-properties fo:font-weight="bold" style:font-weight-asian="bold" style:font-weight-complex="bold"/>
    </style:style>
    <style:style style:name="P187" style:parent-style-name="Lijstalinea" style:family="paragraph"/>
    <style:style style:name="T188" style:parent-style-name="DefaultParagraphFont" style:family="text">
      <style:text-properties fo:font-weight="bold" style:font-weight-asian="bold" style:font-weight-complex="bold"/>
    </style:style>
    <style:style style:name="P189" style:parent-style-name="Lijstalinea" style:family="paragraph"/>
    <style:style style:name="T190" style:parent-style-name="DefaultParagraphFont" style:family="text">
      <style:text-properties fo:font-weight="bold" style:font-weight-asian="bold" style:font-weight-complex="bold"/>
    </style:style>
    <style:style style:name="P191" style:parent-style-name="Lijstalinea" style:family="paragraph"/>
    <style:style style:name="T192" style:parent-style-name="DefaultParagraphFont" style:family="text">
      <style:text-properties fo:font-weight="bold" style:font-weight-asian="bold" style:font-weight-complex="bold"/>
    </style:style>
    <style:style style:name="P193" style:parent-style-name="Standaard" style:family="paragraph">
      <style:text-properties fo:background-color="#FFFF00"/>
    </style:style>
    <style:style style:name="T194" style:parent-style-name="Standaardalinea-lettertype" style:family="text">
      <style:text-properties fo:background-color="#FFFF00"/>
    </style:style>
    <style:style style:name="P195" style:parent-style-name="Standaard" style:family="paragraph">
      <style:text-properties fo:background-color="#FFFF00"/>
    </style:style>
    <style:style style:name="P196" style:parent-style-name="Standaard" style:family="paragraph">
      <style:text-properties fo:background-color="#FFFF00"/>
    </style:style>
    <style:style style:name="T197" style:parent-style-name="Standaardalinea-lettertype" style:family="text">
      <style:text-properties fo:background-color="#FFFF00"/>
    </style:style>
    <style:style style:name="T198" style:parent-style-name="Standaardalinea-lettertype" style:family="text">
      <style:text-properties fo:background-color="#FFFF00"/>
    </style:style>
    <style:style style:name="T199" style:parent-style-name="DefaultParagraphFont" style:family="text">
      <style:text-properties fo:font-weight="bold" style:font-weight-asian="bold" style:font-weight-complex="bold"/>
    </style:style>
    <style:style style:name="P200" style:parent-style-name="Standaard" style:family="paragraph"/>
    <style:style style:name="T201" style:parent-style-name="DefaultParagraphFont" style:family="text">
      <style:text-properties fo:font-weight="bold" style:font-weight-asian="bold" style:font-weight-complex="bold"/>
    </style:style>
    <style:style style:name="P202" style:parent-style-name="Standaard" style:family="paragraph"/>
    <style:style style:name="T203" style:parent-style-name="DefaultParagraphFont" style:family="text">
      <style:text-properties fo:font-weight="bold" style:font-weight-asian="bold" style:font-weight-complex="bold"/>
    </style:style>
    <style:style style:name="P204" style:parent-style-name="Standaard" style:family="paragraph"/>
    <style:style style:name="P205" style:parent-style-name="Lijstalinea" style:family="paragraph"/>
    <style:style style:name="T206" style:parent-style-name="DefaultParagraphFont" style:family="text">
      <style:text-properties fo:font-weight="bold" style:font-weight-asian="bold" style:font-weight-complex="bold"/>
    </style:style>
    <style:style style:name="P207" style:parent-style-name="Lijstalinea" style:family="paragraph"/>
    <style:style style:name="T208" style:parent-style-name="DefaultParagraphFont" style:family="text">
      <style:text-properties fo:font-weight="bold" style:font-weight-asian="bold" style:font-weight-complex="bold"/>
    </style:style>
    <style:style style:name="P209" style:parent-style-name="Lijstalinea" style:family="paragraph"/>
    <style:style style:name="T210" style:parent-style-name="DefaultParagraphFont" style:family="text">
      <style:text-properties fo:font-weight="bold" style:font-weight-asian="bold" style:font-weight-complex="bold"/>
    </style:style>
    <style:style style:name="P211" style:parent-style-name="Standaard" style:family="paragraph">
      <style:text-properties fo:background-color="#FFFF00"/>
    </style:style>
    <style:style style:name="P212" style:parent-style-name="Standaard" style:family="paragraph">
      <style:text-properties fo:background-color="#FFFF00"/>
    </style:style>
    <style:style style:name="T213" style:parent-style-name="Standaardalinea-lettertype" style:family="text">
      <style:text-properties fo:background-color="#FFFF00"/>
    </style:style>
    <style:style style:name="P214" style:parent-style-name="Standaard" style:family="paragraph">
      <style:text-properties fo:background-color="#FFFF00"/>
    </style:style>
    <style:style style:name="P215" style:parent-style-name="Standaard" style:family="paragraph">
      <style:text-properties fo:background-color="#FFFF00"/>
    </style:style>
    <style:style style:name="P216" style:parent-style-name="Lijstalinea" style:family="paragraph">
      <style:text-properties fo:background-color="#FFFF00"/>
    </style:style>
    <style:style style:name="P217" style:parent-style-name="Lijstalinea" style:family="paragraph">
      <style:text-properties fo:background-color="#FFFF00"/>
    </style:style>
    <style:style style:name="P218" style:parent-style-name="Lijstalinea" style:family="paragraph">
      <style:text-properties fo:background-color="#FFFF00"/>
    </style:style>
    <style:style style:name="T219" style:parent-style-name="DefaultParagraphFont" style:family="text">
      <style:text-properties fo:font-weight="bold" style:font-weight-asian="bold" style:font-weight-complex="bold"/>
    </style:style>
    <style:style style:name="P220" style:parent-style-name="Lijstalinea" style:family="paragraph"/>
    <style:style style:name="T221" style:parent-style-name="DefaultParagraphFont" style:family="text">
      <style:text-properties fo:font-weight="bold" style:font-weight-asian="bold" style:font-weight-complex="bold"/>
    </style:style>
    <style:style style:name="P222" style:parent-style-name="Standaard" style:family="paragraph">
      <style:text-properties fo:background-color="#FFFF00"/>
    </style:style>
    <style:style style:name="P223" style:parent-style-name="Standaard" style:family="paragraph">
      <style:text-properties fo:background-color="#FFFF00"/>
    </style:style>
    <style:style style:name="P224" style:parent-style-name="Lijstalinea" style:family="paragraph">
      <style:text-properties fo:background-color="#FFFF00"/>
    </style:style>
    <style:style style:name="P225" style:parent-style-name="Lijstalinea" style:family="paragraph">
      <style:text-properties fo:background-color="#FFFF00"/>
    </style:style>
    <style:style style:name="P226" style:parent-style-name="Lijstalinea" style:family="paragraph">
      <style:text-properties fo:background-color="#FFFF00"/>
    </style:style>
    <style:style style:name="P227" style:parent-style-name="Standaard" style:family="paragraph">
      <style:text-properties fo:background-color="#FFFF00"/>
    </style:style>
    <style:style style:name="T228" style:parent-style-name="Standaardalinea-lettertype" style:family="text">
      <style:text-properties fo:background-color="#FFFF00"/>
    </style:style>
    <style:style style:name="P229" style:parent-style-name="Standaard" style:family="paragraph">
      <style:text-properties fo:background-color="#FFFF00"/>
    </style:style>
    <style:style style:name="P230" style:parent-style-name="Standaard" style:family="paragraph">
      <style:text-properties fo:background-color="#FFFF00"/>
    </style:style>
    <style:style style:name="T231" style:parent-style-name="Standaardalinea-lettertype" style:family="text">
      <style:text-properties fo:background-color="#FFFF00"/>
    </style:style>
    <style:style style:name="T232" style:parent-style-name="Standaardalinea-lettertype" style:family="text">
      <style:text-properties fo:background-color="#FFFF00"/>
    </style:style>
    <style:style style:name="P233" style:parent-style-name="Standaard" style:family="paragraph">
      <style:text-properties fo:background-color="#FFFF00"/>
    </style:style>
    <style:style style:name="P234" style:parent-style-name="Standaard" style:family="paragraph">
      <style:text-properties fo:background-color="#FFFF00"/>
    </style:style>
    <style:style style:name="P235" style:parent-style-name="Lijstalinea" style:family="paragraph">
      <style:text-properties fo:background-color="#FFFF00"/>
    </style:style>
    <style:style style:name="P236" style:parent-style-name="Lijstalinea" style:family="paragraph">
      <style:text-properties fo:background-color="#FFFF00"/>
    </style:style>
    <style:style style:name="P237" style:parent-style-name="Lijstalinea" style:family="paragraph">
      <style:text-properties fo:background-color="#FFFF00"/>
    </style:style>
    <style:style style:name="P238"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39" style:parent-style-name="Standaardalinea-lettertype" style:family="text">
      <style:text-properties fo:background-color="#FFFF00"/>
    </style:style>
    <style:style style:name="P240"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41" style:parent-style-name="Standaardalinea-lettertype" style:family="text">
      <style:text-properties fo:background-color="#FFFF00"/>
    </style:style>
    <style:style style:name="T242" style:parent-style-name="Standaardalinea-lettertype" style:family="text">
      <style:text-properties fo:background-color="#FFFF00"/>
    </style:style>
  </office:automatic-styles>
  <office:body>
    <office:text text:use-soft-page-breaks="true">
      <text:p text:style-name="P1"/>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h text:style-name="Kop1" text:outline-level="1">Voorstelling<text:s/></text:h>
        <text:h text:style-name="Kop2" text:outline-level="2">Student(e)</text:h>
        <text:p text:style-name="P27">Plaats een (pas)foto en noteer hier je gegevens zoals:</text:p>
        <text:list text:style-name="LFO26"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7"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 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8"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9"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30"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31"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 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 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8"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9"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30"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31"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text:s/>maken en eerst beginnen met HTML daarna CSS als dat klaar was mocht ik bulma gaan gebruiken en als allerlaatste mocht ik er javascript aan toevoegen. Dit heeft me geholpen om code beter te sorteren. En heeft me ook geleerd dat op 1 ding focusen beter is om<text:s/>er met je gedachten bij te blijven. Hierdoor was men code ook beter vindbaar en wist ik wat ik gedaan heb en waar ik nu mee moest beginnen. Ik deet deze taak in het begin niet zo graag omdat ik veel aan het knoeien was. Maar na een tijd begon ik het beter<text:s/>te snappen en werd het steeds maar leuker om mee te werken. Het responsive maken van de website vond ik heel moeilijk om goed te krijgen. Het verliep helemaal niet vlot maar na er een paar uren er aan te zitten heb ik het toch werkend gekregen voor op de<text:s/>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text:s/>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text:s/>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text:s/>volgen omdat ik beter leer door trial and error en het al lang geleden was dat ik het nog eens gedaan had.</text:p>
        <text:p text:style-name="P122">Herhaal de ondertitels (copy/paste) en beschrijf voor iedere taak hoe die verlopen is. Ging het wat moeizamer of ging het veeleer vlotjes en waarom?<text:s/>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est uitvoeren, zou<text:s/></text:span><text:span text:style-name="T125">je het dan op dezelfde manier aanpakken of zou je het anders doen?</text:span></text:p>
        <text:h text:style-name="Kop3" text:outline-level="3">Zelfreflectie</text:h>
        <text:p text:style-name="Standaard">Instructies:</text:p>
        <text:list text:style-name="LFO28"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29" text:continue-numbering="true">
          <text:list-item>
            <text:p text:style-name="P130">Juiste structuur brengen in 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30"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38">Beschrijf je evolutie ten opzichte van je toekomstige professionele leven:</text:p>
        <text:list text:style-name="LFO31" text:continue-numbering="true">
          <text:list-item>
            <text:p text:style-name="P139">Hoe is <text:s/>je beeld ten opzichte van je toekomstige job geëvolueerd?</text:p>
          </text:list-item>
          <text:list-item>
            <text:p text:style-name="P140">Zijn er dingen in het dagdagelijkse werk, waarvan je niet verwacht had<text:s/>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text:s/>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 documentatie<text:s/>doornemen verliep trager en moeizamer dan de tutorials ervan te bekijken. Ookal staat er veel informatie in de documentatie, hieruit leer ik veel trager en spreekt het me minder aan. Tijdens de taak heb ik bijgeleerd dat documentatie toch heel belangerijk<text:s/>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text:s/>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text:s/>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p text:style-name="Standaard">/</text:p>
        <text:p text:style-name="Standaard">Begeleiding:</text:p>
        <text:list text:style-name="LFO29"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30"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text:s/>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 hebt.</text:span></text:p>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text:s/>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text:s/>checkbox functie had gemaakt in javascript had ik het moeten vervormen zodat het met een vue applicatie zou kunnen werken. Hiervoor 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text:s/>nog niets op gevonden. Daardoor heb ik een tutorial gevolgd voor gegevens optehalen uit een api. Maar dit heb ik nog niet helemaal afgekregen.</text:p>
        <text:p text:style-name="Standaard">Ik vind werken met api’s heel interessant omdat dit iets heel belangerijk is voor een website en omdat men er heel veel dingen mee kan doen.</text:p>
        <text:p text:style-name="Standaard"/>
        <text:h text:style-name="Kop3" text:outline-level="3">Zelfreflectie</text:h>
        <text:p text:style-name="Standaard">Instructies:</text:p>
        <text:list text:style-name="LFO32"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33" text:continue-numbering="true">
          <text:list-item>
            <text:p text:style-name="P151">Enkele soorten cms: Umbraco, Drupal, Wordpress,...</text:p>
          </text:list-item>
        </text:list>
        <text:p text:style-name="Standaard">Zelfstandig:</text:p>
        <text:list text:style-name="LFO30"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text:s/>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p text:style-name="Standaard">Begeleiding:<text:s/></text:p>
        <text:list text:style-name="LFO33"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30"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 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33"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30"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text:s/>met behulp van Jason Web Tokens.</text:p>
          </text:list-item>
        </text:list>
        <text:p text:style-name="P177"/>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 Werken met elements, front-end beter sorteren. Nieuwe packages toevoegen, nested contend, … .</text:p>
        <text:h text:style-name="Kop4" text:outline-level="4">API Visual<text:s/>studio</text:h>
        <text:p text:style-name="Standaard">Gemaakte api’s laten nakijken, verbeteren fouten.</text:p>
        <text:h text:style-name="Kop4" text:outline-level="4">MySQL</text:h>
        <text:p text:style-name="Standaard">Bekijken hoe dat men gegevens verwijdert in een databank, herhaling werken met databank</text:p>
        <text:h text:style-name="Kop4" text:outline-level="4">Encryptie</text:h>
        <text:p text:style-name="Standaard">Bekijken hoe dat ik een bericht ga encrypteren met javascrypt, gegevens opslaan op een<text:s/>database en gegevens ophalen met een api.</text:p>
        <text:p text:style-name="Standaard"/>
        <text:h text:style-name="Kop3" text:outline-level="3">Verloop</text:h>
        <text:h text:style-name="Kop4" text:outline-level="4">CMS</text:h>
        <text:p text:style-name="Standaard">Ik heb in het begin van de week enkele compositions toegevoegd om de website beter aanpasbaar te maken. Maar na een tijdje was ik heel erg onordelijk aan het werken met umbraco, heel veel gegevens op een pagina. Voor een klant is dit ook niet het beste om aan te passen en is het ook zeker niet gebruik vriendelijk. Hiervoor heb ik dan wat tabs aangemaakt zodat niet alles op 1 tab staat. Verder heb ik met cms ook elementen aangemaakt, hierdoor kon ik met<text:s/>nested content werken. Dit was heel handig voor de Privacy Policy pagina van mijn website . Dit komt omdat men dan in de for each de titel en de content konden gaan aanspreken. Ervoor kon je maar 1 item gaan aanspreken. Voor deze oplossing heb ik wel eventjes gezocht maar heb het uiteindelijk zelf kunnen oplossen. Daarna heb ik enkele packages toegevoegd in umbraco voor extra property editors te kunnen gebruiken. Maar op dit moment heb ik er nog niet veel mee bezig geweest. Ik heb enkel een map van openstreet package gebruikt. En ook de navbar van Meganav. Packages zijn wel een handige additie in umbraco.</text:p>
        <text:h text:style-name="Kop4" text:outline-level="4">API Visual studio</text:h>
        <text:p text:style-name="Standaard">In het begin van de week heb ik mijn api’s laten nakijken door domien. De applicatie waarmee ik symmetrisch encrypteer was goed gemaakt.<text:s/>Maar er waren veel fouten bij de assymetrische encryptie. Wanneer men een geëncrypteerde bericht hadden en dezelfde code terug decrypteren nadat we de applicatie hadden herstart kon het het gedecrypteerd bericht niet terug geven. Ik heb ook te veel async gegeven aan mijn api’s waardoor het niet helemaal klopte. Omdat het dan steeds om hetzelfde bericht gaat. En als er meerdere berichten gaan aangemaakt worden word alles ineens verwijdert.</text:p>
        <text:h text:style-name="Kop4" text:outline-level="4">MySQL</text:h>
        <text:p text:style-name="Standaard">In het begin van de week heb ik ook nog met Damiaan wat SQL herbekeken omdat dit wat minder was bij mijn stage interview. Hierbij had hij enkele vragen gesteld zoals welk de 4 belangerijkste functies zijn in sql en ik kon niet op ze allemaal komen. Insert was de enigste dat ik niet wist na een tijdje. Hierbij had hij<text:s/>van een klant een mailtje gekregen om zijn gegevens te verwijderen. Hiervoor vroeg Damiaan hoe we het beste de gegevens konden verwijderen. Ik antwoorde erop dat hij het best de gegevens op null kon zetten omdat iets verwijderen in een groot project heel lang kan duren en niet altijd het simpelste is. Dit hebben we dan ook gedaan. Door deze herhaling heb ik mijn sql terug een beetje kunnen opfrissen. Daarna hebben we nog enkele database bugs opgelost. Wat me erg opviel was dat Damiaan metteen wist waardat alles stond in zijn code. Ik verschoot hier nog al van.</text:p>
        <text:h text:style-name="Kop4" text:outline-level="4">Encryptie</text:h>
        <text:p text:style-name="Standaard">Voor dat ik met Damiaan een grondig gesprek hadden gehad over encryprie dacht ik dat ik een api moest gaan schrijven die zelf gegevens gaat encrypteren. Hier zat ik dus fout, ik ga eerst een<text:s/>symmetrische encryptie moeten gaan schrijven in javascript. Als dit volledig werkt mag ik assymetriche encryptie proberen te maken. Voor als het geval dat assymetrische encryptie te complex is kan ik nog met symmetrische encryptie de website runnen. We gingen enkel de geëncrypteerde berichten opslaan in de databank. De api gaat het geëncrypteerd bericht ophalen en de Private key uit de link nemen en dan ontcijferen. Wanneer het bericht opgeroepen is uit de databank word het ook verwijdert uit de database. Dit is hetzelfde principe als symmertische encryptie enkel geven we geen private key mee maar wel een zelf gemaakte algorythme met unique hashing. Omdit echt unique te maken zou ik het bericht+ het aantal miliseconden dat gepasseerd is na 2000 gaan kunnen hashen. En dit geven we mee aan de link.</text:p>
        <text:p text:style-name="Standaard"/>
        <text:h text:style-name="Kop3" text:outline-level="3">Zelfreflectie</text:h>
        <text:p text:style-name="P17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9">Beschrijf je evolutie ten opzichte van je toekomstige professionele leven:</text:p>
        <text:list text:style-name="LFO31" text:continue-numbering="true">
          <text:list-item>
            <text:p text:style-name="P180">Hoe is <text:s/>je beeld ten opzichte van je toekomstige job geëvolueerd?</text:p>
          </text:list-item>
          <text:list-item>
            <text:p text:style-name="P181">Zijn er dingen in het dagdagelijkse werk, waarvan je niet verwacht had dat ze met je job te maken hebben? Zo ja, welke precies?<text:s/></text:p>
          </text:list-item>
          <text:list-item>
            <text:p text:style-name="P182">In welke mate heb je nog veel te leren op je huidige werkplek? (denk hierbij niet alleen aan het technische, maar zeker ook aan de soft skills)</text:p>
          </text:list-item>
        </text:list>
        <text:h text:style-name="Kop2" text:outline-level="2">Week 09</text:h>
        <text:h text:style-name="Kop3" text:outline-level="3">Technisch inhoudelijk</text:h>
        <text:h text:style-name="Kop4" text:outline-level="4">CMS</text:h>
        <text:p text:style-name="Standaard">CMS Opnieuw maken</text:p>
        <text:h text:style-name="Kop4" text:outline-level="4">API Visual studio</text:h>
        <text:p text:style-name="Standaard">Encryptie api maken</text:p>
        <text:h text:style-name="Kop4" text:outline-level="4">Encryptie</text:h>
        <text:p text:style-name="Standaard">Maken van symmetrische encryptie, asymmetrische encryptie en verbeteren</text:p>
        <text:h text:style-name="Kop3" text:outline-level="3">Verloop</text:h>
        <text:h text:style-name="Kop4" text:outline-level="4">CMS</text:h>
        <text:p text:style-name="Standaard">In het begin van de week had ik<text:s/>Damiaan een foutmelding laten zien tijdens het mergen. Ik heb namelijk verschillende branches aangemaakt en op die branches had ik de database aangepast. Hierdoor kon ik het niet mergen en heb ik heel de cms website niet meer bruikbaar gemaakt. Na lange tijd het te proberen terug bruikbaar te maken. Heb ik beslist om het terug op nieuw te doen. Dit ging deze keer veel beter toen dat ik er mee begon. Ik heb alles ook al wat ordelijker gedaan dan op de vorige website. En wat ik toen op een week tijd heb kunnen doen heb ik nu op 1 dag kunnen doen. Hieruit heb ik geleerd dat door veel te oefenen alles kan lukken. Heb de Privacy Policy pagina bruikbaar en aanpasbaar gemaakt. En ben de grid voor de contact pagina en de overons pagina aantepassen zodat het juist oogt. Heb namelijk ook de cards van de homepage in een element gezet met een paar settings waardoor men cards onzichtbaar en zichtbaar kan maken indien de klant het wilt.</text:p>
        <text:h text:style-name="Kop4" text:outline-level="4">API Visual studio</text:h>
        <text:p text:style-name="Standaard">Ik had al eerder gewerkt met API’s in c#, maar hier moest ik niet de<text:s/>encryptie doen. Ik heb gebrainstormt wat ik allemaal nodig ga hebben in de API. Wanneer de encryptie button geklikt is gaat men het geëncrypteerd bericht opslaan, met id, datetime now, vervaldatum (API post call). De encryptie sleutel gaat niet opgeslagen<text:s/>moeten worden. We geven deze mee aan de link met hetzelfde id als het geëncrypteerd bericht. Als er op de link word geklikt word er een (post call) gemaakt waarbij de api de sleutel ophaalt uit de link en het ID. Daarna gaat er een (GET call) uitgevoerd worden, deze get call gaat zoeken op het id dat meegegeven is in de link en gaat het bijbehorende bericht ophalen. Nadat het bericht opgehaald is gaat de API een (DELETE call) uitvoeren waardoor het bericht verwijdert word uit de database ook met het behulp<text:s/>van het id in de link.</text:p>
        <text:h text:style-name="Kop4" text:outline-level="4">Encryptie</text:h>
        <text:p text:style-name="Standaard">In het begin van de week heb ik mijn assymetrische encryptie laten zien aan Damiaan, als feedback had ik gekregen ik niet een goede encryptie library had gekozen. Met deze library was de private key veel te lang. Die hadden<text:s/>we nooit in de link kunnen steken. Daarna heb ik nog wat research gedaan voor wel toepasselijke library’s en ben gekomen op Crypto-js. Daarmee heb ik mijn symmetrische encryptie mee gemaakt. Enkel zat ik vast bij het decrypteren. Ik dacht dat de fout lag<text:s/>omdat ik een string terug kreeg ipv een hexagetal maar dat was het niet. Ik had het aan Damiaan gevraagd na lang zoeken en geen progress te maken. Na even door de documentatie te gaan met Damiaan hebben we het gevonden. En is de grote milestone van symmetrisch encrypteren bereikt. Ik kan het uiteraard nog gaan uitbreiden maar voor dit moment doet het wat het moet doen. Zoals alle andere taken is het in het begin nog wat uitzoeken hoe dat alles werkt maar na dat ik er een paar uur / dagen mee bezig ben snap<text:s/>ik de code en weet ik waarmee ik mee bezig ben. Ik deed deze taak graag, omdat het vooral zoeken was waarom dat het niet werkt. Wanneer je het werkend krijgt zit ik vol met dopamine. Door deze taak heb ik geleerd om documentatie veel grondiger te lezen en<text:s/>op kernwoorden letten.</text:p>
        <text:p text:style-name="Standaard"/>
        <text:h text:style-name="Kop3" text:outline-level="3">Zelfreflectie</text:h>
        <text:p text:style-name="Standaard">Instructies: /</text:p>
        <text:p text:style-name="Standaard">Begeleiding:<text:s/></text:p>
        <text:list text:style-name="LFO33" text:continue-numbering="true">
          <text:list-item>
            <text:p text:style-name="P183"><text:span text:style-name="T184">Lezen:<text:s/></text:span>Ik vind het moeilijk om documentatie aandachtig en productief te doornemen. Door Damiaan heb ik geleerd door te letten op kernwoorden en zien naar de basics van de documentatie. Zodat ik me beter kan focusen om noodzakelijke informatie.</text:p>
          </text:list-item>
          <text:list-item>
            <text:p text:style-name="P185"><text:span text:style-name="T186">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30" text:continue-numbering="true">
          <text:list-item>
            <text:p text:style-name="P187"><text:span text:style-name="T188">Problemen bundelen:<text:s/></text:span>Vooraleer ik een vraag stel aan een collega <text:s/>bundel ik mijn probleem, en soms door het te bundelen weet ik wat ik fout heb gedaan en hoe dat ik het kan oplossen.</text:p>
          </text:list-item>
          <text:list-item>
            <text:p text:style-name="P189"><text:span text:style-name="T190">Javascript library’s<text:s/></text:span>gebruiken.</text:p>
          </text:list-item>
          <text:list-item>
            <text:p text:style-name="P191"><text:span text:style-name="T192">Geen<text:s/></text:span>Branches aanmaken met databases erbij! Want dat maakt uw project kapot.</text:p>
          </text:list-item>
        </text:list>
        <text:h text:style-name="Kop2" text:outline-level="2">Week 10</text:h>
        <text:h text:style-name="Kop3" text:outline-level="3">Technisch inhoudelijk</text:h>
        <text:p text:style-name="P193">Noteer hier met ondertitels welke taken je uitgevoerd hebt. Dit kan het uitvoeren van een praktische taak zijn of het bestuderen/aanleren van een nieuwe technologie/techniek.</text:p>
        <text:p text:style-name="Standaard"><text:span text:style-name="T194">Licht onder de ondertitel toe wat je juist gedaan hebt.</text:span></text:p>
        <text:h text:style-name="Kop3" text:outline-level="3">Verloop</text:h>
        <text:p text:style-name="P19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6">In je job is niet alles even tof en interessant. Deed je deze taak graag of lag ze je wat minder? Waarom?<text:s/></text:p>
        <text:p text:style-name="Standaard"><text:span text:style-name="T197">Indien je de taak opnieuw moest uitvoeren, zou je het dan op dezelfde manier aa</text:span><text:span text:style-name="T198">npakken of zou je het anders doen?</text:span></text:p>
        <text:h text:style-name="Kop3" text:outline-level="3">Zelfreflectie</text:h>
        <text:p text:style-name="Standaard">Instructies:<text:s/><text:span text:style-name="T199">Shortcut van de week :<text:s/></text:span>ctrl + r + r = veranderen van de naam overal</text:p>
        <text:p text:style-name="Standaard">Begeleiding:<text:s/></text:p>
        <text:list text:style-name="LFO33" text:continue-numbering="true">
          <text:list-item>
            <text:p text:style-name="P200"><text:span text:style-name="T201">Creatief:<text:s/></text:span>door de feedback dat ik heb gekregen weet ik nu dat ik moet werken aan creatiever zijn. Mijn<text:s/>kleding is niet uniek, websites zijn nog niet uniek, ... . Ik heb ervoor nooit echt opgelet.</text:p>
          </text:list-item>
          <text:list-item>
            <text:p text:style-name="P202"><text:span text:style-name="T203">Interpreteren van informatie:<text:s/></text:span>door de feedback weet ik nu dat ik langer moet stilstaan bij het halen van informatie, interpreteren, ... . Ik weet dat ik alles zo snel mogelijk wil afwerken en zo juist mogelijk. Maar als ik wat trager had gewerkt bij het halen van informatie en die informatie nog eens goed te gaan interpreteren had ik veel tijd kunnen besparen.</text:p>
          </text:list-item>
          <text:list-item>
            <text:p text:style-name="P204"/>
          </text:list-item>
        </text:list>
        <text:p text:style-name="Standaard">Zelfstandig:</text:p>
        <text:list text:style-name="LFO30" text:continue-numbering="true">
          <text:list-item>
            <text:p text:style-name="P205"><text:span text:style-name="T206">Databank:<text:s/></text:span>Database enkel opslaan in de<text:s/>main, als men werkt met branches niets veranderen aan de database of het gaat helemaal kapot.</text:p>
          </text:list-item>
          <text:list-item>
            <text:p text:style-name="P207"><text:span text:style-name="T208">Javascript library’s<text:s/></text:span>gebruiken.</text:p>
          </text:list-item>
          <text:list-item>
            <text:p text:style-name="P209"><text:span text:style-name="T210">Geen<text:s/></text:span>Branches aanmaken met databases erbij! Want dat maakt uw project kapot.</text:p>
          </text:list-item>
        </text:list>
        <text:h text:style-name="Kop2" text:outline-level="2">Week 11</text:h>
        <text:h text:style-name="Kop3" text:outline-level="3">Technisch inhoudelijk</text:h>
        <text:h text:style-name="Kop4" text:outline-level="4">CMS</text:h>
        <text:p text:style-name="Standaard">CMS problemen oplossen</text:p>
        <text:h text:style-name="Kop4" text:outline-level="4">API Visual studio</text:h>
        <text:p text:style-name="Standaard">Encryptie api afmaken</text:p>
        <text:h text:style-name="Kop4" text:outline-level="4">Design</text:h>
        <text:p text:style-name="Standaard">Maken van een front pagina</text:p>
        <text:h text:style-name="Kop4" text:outline-level="4">CodeWars</text:h>
        <text:p text:style-name="Standaard">Meer coderen, proberen code optelossen</text:p>
        <text:p text:style-name="Standaard"/>
        <text:h text:style-name="Kop3" text:outline-level="3">Verloop</text:h>
        <text:h text:style-name="Kop4" text:outline-level="4">CMS</text:h>
        <text:p text:style-name="Standaard">Bij umbraco heb ik een paar fouten in mijn razor code proberen te zoeken en oplossen maar ik heb de fout niet kunnen<text:s/>vastleggen. Ik heb al enkele dingen geprobeert maar ik krijg steeds dezelfde fout. Wat zeker een pluspunt is is het project terug opnieuw maken want hierdoor heb ik minder opstart problemen waarbij ik ervoor veel tijd mee verloor. Er is nog veel dat ik erover kan bijleren.</text:p>
        <text:h text:style-name="Kop4" text:outline-level="4">API Visual studio</text:h>
        <text:p text:style-name="Standaard">Damiaan had me laten zien hoedat hij code schreef en op een uurtje had hij een api afgemaakt die ik zou moeten kunnen maken. Hierbij heb ik wat vragen gesteld maar niets opgeschreven want ik wou het zelf helemaal kunnen.<text:s/>De dag erna ben ik eraan begonnen. Ik had er een hele dag voor in geschat zelfs maximum 2 dagen maar ik had het kunnen schrijven op een halve dag. Er zitten waarschijnlijk enkelen fouten tussen maar voor nu is het wel gewoon bruikbaar voor de website.</text:p>
        <text:h text:style-name="Kop4" text:outline-level="4">Design</text:h>
        <text:p text:style-name="Standaard">Op basis van de feedback dat ik had gekregen van Damiaan moest ik creatiever gaan werken. Hierdoor ben ik elke werkdag een uur een front page van een website aan het maken. Hierbij ga ik meer out of the box gaan denken, beter worden in design, creatiever worden,... . In het begin ging dit nog moeizaam maar naar mate dat ik het meer deed ging het vanzelf sprekend. En op het einde van de stage periode kan ik mijn groei zien. Dit doe ik wel graag omdat ik zelf als persoon wat creatiever wil zijn.</text:p>
        <text:h text:style-name="Kop4" text:outline-level="4">CodeWars</text:h>
        <text:p text:style-name="Standaard">Door de feedback van Damiaan heb ik gekregen dat ik elke dag echt met coderen zou bezig zijn. Op dit moment lukt het nog niet 100% maar ben aan het proberen elke dag minstens 1 uur bezig te zijn met codewars. En eerst zag ik er vooral tegen op maar het werd leuker om te doen doordat men er punten voor krijgt. Ik ben zelf ook wel een competitief persoon dus dit geeft me meer motivatie om elke dag te code</text:p>
        <text:p text:style-name="Standaard"/>
        <text:p text:style-name="P211">Herhaal de ondertitels (copy/paste) en beschrijf voor iedere taak hoe die verlopen is. Ging het<text:s/>wat moeizamer of ging het veeleer vlotjes en waarom? Wat heb je tijdens de taak bijgeleerd?<text:line-break/>Heb je de taak volledig kunnen uitvoeren? Indien niet, waarom?</text:p>
        <text:p text:style-name="P212">In je job is niet alles even tof en interessant. Deed je deze taak graag of lag ze je wat minder? Waarom?<text:s/></text:p>
        <text:p text:style-name="Standaard"><text:span text:style-name="T213">Indien je de taak opnieuw moest uitvoeren, zou je het dan op dezelfde manier aanpakken of zou je het anders doen?</text:span></text:p>
        <text:h text:style-name="Kop3" text:outline-level="3">Zelfreflectie</text:h>
        <text:p text:style-name="P214">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5">Beschrijf je evolutie ten opzichte van je toekomstige professionele leven:</text:p>
        <text:list text:style-name="LFO31" text:continue-numbering="true">
          <text:list-item>
            <text:p text:style-name="P216">Hoe is <text:s/>je beeld ten opzichte van je toekomstige job geëvolueerd?</text:p>
          </text:list-item>
          <text:list-item>
            <text:p text:style-name="P217">Zijn er dingen in het dagdagelijkse werk, waarvan je niet verwacht had dat ze met je job te maken hebben? Zo ja, welke precies?<text:s/></text:p>
          </text:list-item>
          <text:list-item>
            <text:p text:style-name="P218">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h text:style-name="Kop4" text:outline-level="4">Design</text:h>
        <text:p text:style-name="Standaard">Maken van front pages</text:p>
        <text:h text:style-name="Kop4" text:outline-level="4">CodeWars</text:h>
        <text:p text:style-name="Standaard">Meer coderen, proberen code optelossen</text:p>
        <text:h text:style-name="Kop4" text:outline-level="4">Umbraco</text:h>
        <text:p text:style-name="Standaard">Documentatie doornemen, front end aanpassen, ...</text:p>
        <text:p text:style-name="Standaard"/>
        <text:p text:style-name="Standaard"/>
        <text:p text:style-name="Standaard"/>
        <text:h text:style-name="Kop3" text:outline-level="3">Verloop</text:h>
        <text:h text:style-name="Kop4" text:outline-level="4">Design</text:h>
        <text:p text:style-name="Standaard">Ik heb<text:s/>elke dag me weer bezig gehouden in het maken van front pagina’s. Als ik terug blik op vorige week ben ik al wel wat gegroeid. Ik probeer nu wat meer te letten op de fonts die ik gebruik op de website. Probeer wat meer variatie te doen. Kleuren palletten zijn al wat verbetert. Het gaat de goede kant op. Persoonlijk vind ik dit een van de leukere uurtjes van de dag, hierbij kan ik mijn creativiteit op proefstellen. En met de feedback dit ik krijg van mijn collega’s kan ik op een korte periode snel groeien en dat zie ik graag. Aan de hand van deze opdracht ben ik meer geïnteresseerd geworden in front page developper.</text:p>
        <text:h text:style-name="Kop4" text:outline-level="4">CodeWars</text:h>
        <text:p text:style-name="Standaard">Deze week heb ik eindelijk 100 honor behaald. Naast het uurtje design elke dag doe ik nu ook codewars een uurtje per dag. Dit vind ik leuk en interessant om te doen enkel zit ik vaak vast doordat ik mijn code niet kan debuggen. En ik heb voor het eerst een 7kyu opgelost wat redelijk ging.<text:s/>Deze week heb ik wat meer codewars gedaan dan normaal.<text:s/></text:p>
        <text:h text:style-name="Kop4" text:outline-level="4">Umbraco</text:h>
        <text:p text:style-name="Standaard">Met Umbraco heb ik wat vast gezeten, ik heb geprobeert om de documentatie door te nemen maar toch deet ik altijd iets fout waardoor ik alleen maar foutmeldingen kreeg. Na het nalezen van de fout en wat opzoek werk deet ik nog steeds van alles fout. Het was frustrerend om mee te werken.<text:s/></text:p>
        <text:p text:style-name="Standaard"/>
        <text:h text:style-name="Kop3" text:outline-level="3">Zelfreflectie</text:h>
        <text:p text:style-name="Standaard">Instructies:<text:s/><text:span text:style-name="T219">/</text:span></text:p>
        <text:p text:style-name="Standaard">Begeleiding: /</text:p>
        <text:p text:style-name="Standaard">Zelfstandig:</text:p>
        <text:list text:style-name="LFO30" text:continue-numbering="true">
          <text:list-item>
            <text:p text:style-name="P220"><text:span text:style-name="T221">Te veel codewars gedaan ipv umbraco verder gewerkt.</text:span></text:p>
          </text:list-item>
        </text:list>
        <text:h text:style-name="Kop2" text:outline-level="2">Week 13</text:h>
        <text:h text:style-name="Kop3" text:outline-level="3">Technisch inhoudelijk</text:h>
        <text:h text:style-name="Kop4" text:outline-level="4">Design</text:h>
        <text:p text:style-name="Standaard">Maken van front pages</text:p>
        <text:h text:style-name="Kop4" text:outline-level="4">CodeWars</text:h>
        <text:p text:style-name="Standaard">Meer coderen, proberen code optelossen</text:p>
        <text:h text:style-name="Kop4" text:outline-level="4">Umbraco</text:h>
        <text:p text:style-name="Standaard">Documentatie doornemen, front end aanpassen, ...</text:p>
        <text:h text:style-name="Kop3" text:outline-level="3">Verloop</text:h>
        <text:h text:style-name="Kop4" text:outline-level="4">Design</text:h>
        <text:p text:style-name="Standaard">Ik heb deze week ook nog elke dag een uur bezig geweest met het maken van front pages van websites. Door de feedback die ik had gekregen waren de websites nog wat verbetert. De designs die ik maak zijn uiteraard niet elke dag evengoed. Er waren enkele bij waarbij de designs van de eerste week beter oogden.</text:p>
        <text:h text:style-name="Kop4" text:outline-level="4">CodeWars</text:h>
        <text:p text:style-name="Standaard">In het begin van de week heb ik samen met Damiaan een codewars 6kyu opgelost. Ik zij wat er moest gebeuren en hij schreef het op in code. De volgende dag probeerde ik dezelfde en had hem bijna opgelost had enkel een paar fouten. Damiaan had me ook getoond dat ik met console.writeline() toch gegevens kon bekijken in codewars. Dit had me verder in deze week veel geholpen. Deze week heb ik ook enkele 6 kyu oefeningen opgelost maar met behulp van veel opzoek werk. Wist bepaalde functies niet meer van buiten.</text:p>
        <text:h text:style-name="Kop4" text:outline-level="4">Umbraco</text:h>
        <text:p text:style-name="Standaard">In het begin van de week heb ik met Damiaan enkele renderingen gedaan omdat ik er al een tijdje mee vast zit. Hierbij heb ik enkel nog de juiste classes moeten plaatsen waardoor de css juist vertoond werd. Blijkt dat ik de documentatie niet goed en aandachtig doornomen had. Want we hebben het letterlijk gedaan wat er in de documentatie stond. Daarna heb ik de css van de privacy policy verandert omdat het niet goed oogde. Ik heb een plugin geïnstalleerd zodat men een streetview kunnen hebben van de locatie zonder google maps. Daarna heb ik ook nog wat media gerendered en wat documentatie<text:s/>gelezen over hoe dat men een grid moet gebruiken in umbraco.</text:p>
        <text:h text:style-name="Kop3" text:outline-level="3">Zelfreflectie</text:h>
        <text:p text:style-name="P22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3">Beschrijf je evolutie ten opzichte van je toekomstige professionele leven:</text:p>
        <text:list text:style-name="LFO31" text:continue-numbering="true">
          <text:list-item>
            <text:p text:style-name="P224">Hoe is <text:s/>je beeld ten opzichte van je toekomstige job geëvolueerd?</text:p>
          </text:list-item>
          <text:list-item>
            <text:p text:style-name="P225">Zijn er dingen in het dagdagelijkse werk, waarvan je niet verwacht had dat ze met je job te maken hebben? Zo ja, welke precies?<text:s/></text:p>
          </text:list-item>
          <text:list-item>
            <text:p text:style-name="P226">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27">Noteer hier met ondertitels welke taken je uitgevoerd hebt. Dit kan het uitvoeren van een praktische taak zijn of het bestuderen/aanleren van een nieuwe technologie/techniek.</text:p>
        <text:p text:style-name="Standaard"><text:span text:style-name="T228">Licht onder de ondertitel toe wat je juist gedaan hebt.</text:span></text:p>
        <text:h text:style-name="Kop3" text:outline-level="3">Verloop</text:h>
        <text:p text:style-name="P229">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30">In je job is niet alles even tof en interessant. Deed je deze taak graag of lag ze je wat minder? Waarom?<text:s/></text:p>
        <text:p text:style-name="Standaard"><text:span text:style-name="T231">Indien je de taak opnieuw moest uitvoeren, zou je het dan op de</text:span><text:span text:style-name="T232">zelfde manier aanpakken of zou je het anders doen?</text:span></text:p>
        <text:h text:style-name="Kop3" text:outline-level="3">Zelfreflectie</text:h>
        <text:p text:style-name="P23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4">Beschrijf je evolutie ten opzichte van je toekomstige professionele leven:</text:p>
        <text:list text:style-name="LFO31" text:continue-numbering="true">
          <text:list-item>
            <text:p text:style-name="P235">Hoe is <text:s/>je beeld ten opzichte van je toekomstige job geëvolueerd?</text:p>
          </text:list-item>
          <text:list-item>
            <text:p text:style-name="P236">Zijn er dingen in het dagdagelijkse werk, waarvan je niet verwacht had dat ze met je job te maken hebben? Zo ja, welke precies?<text:s/></text:p>
          </text:list-item>
          <text:list-item>
            <text:p text:style-name="P237">In welke mate heb je nog veel te leren op je huidige werkplek? (denk hierbij niet alleen aan het<text:s/>technische, maar zeker ook aan de soft skills)</text:p>
          </text:list-item>
        </text:list>
        <text:p text:style-name="P238"/>
        <text:h text:style-name="Kop1zondernummer" text:outline-level="1">Besluit</text:h>
        <text:p text:style-name="Standaard"><text:span text:style-name="T239">Vat hier aan het einde van beide perioden je uitgevoerde taken samen en geef een terugblik op afgelopen periode.</text:span></text:p>
        <text:p text:style-name="P240"/>
        <text:h text:style-name="Kop1zondernummer" text:outline-level="1">Besluit</text:h>
        <text:p text:style-name="Standaard"><text:span text:style-name="T241">Vat hier aan het einde van beide perioden je uitgevoerde taken samen en<text:s/></text:span><text:span text:style-name="T242">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4.8in"/>
          <style:tab-stop style:type="left" style:position="-4.5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6.4in"/>
          <style:tab-stop style:type="left" style:position="-6.2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7.9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9.6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7.4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fo:font-size="10pt" style:font-size-asian="10pt"/>
    </style:style>
    <style:style style:name="WW_CharLFO17LVL2" style:family="text">
      <style:text-properties style:font-name="Symbol"/>
    </style:style>
    <style:style style:name="WW_CharLFO17LVL3" style:family="text">
      <style:text-properties style:font-name="Symbol"/>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Symbol"/>
    </style:style>
    <style:style style:name="WW_CharLFO17LVL7" style:family="text">
      <style:text-properties style:font-name="Symbol"/>
    </style:style>
    <style:style style:name="WW_CharLFO17LVL8" style:family="text">
      <style:text-properties style:font-name="Symbol"/>
    </style:style>
    <style:style style:name="WW_CharLFO17LVL9" style:family="text">
      <style:text-properties style:font-name="Symbol"/>
    </style:style>
    <text:list-style style:name="TMLijstBullet" style:display-name="TM Lijst Bullet">
      <text:list-level-style-bullet text:level="1" text:style-name="WW_CharLFO17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7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7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7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7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7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7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7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7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8LVL1" style:family="text">
      <style:text-properties style:font-name="Verdana" fo:font-size="10pt" style:font-size-asian="10pt"/>
    </style:style>
    <text:list-style style:name="TMLijstGenummerd" style:display-name="TM Lijst Genummerd">
      <text:list-level-style-number text:level="1" text:style-name="WW_CharLFO1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20LVL1" style:family="text">
      <style:text-properties style:font-name="Symbol"/>
    </style:style>
    <style:style style:name="WW_CharLFO20LVL2" style:family="text">
      <style:text-properties style:font-name="Symbol"/>
    </style:style>
    <style:style style:name="WW_CharLFO20LVL3" style:family="text">
      <style:text-properties style:font-name="Symbol"/>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Symbol"/>
    </style:style>
    <style:style style:name="WW_CharLFO20LVL7" style:family="text">
      <style:text-properties style:font-name="Symbol"/>
    </style:style>
    <style:style style:name="WW_CharLFO20LVL8" style:family="text">
      <style:text-properties style:font-name="Symbol"/>
    </style:style>
    <style:style style:name="WW_CharLFO20LVL9" style:family="text">
      <style:text-properties style:font-name="Symbol"/>
    </style:style>
    <text:list-style style:name="TMLijstO" style:display-name="TM Lijst O">
      <text:list-level-style-bullet text:level="1" text:style-name="WW_CharLFO20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0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0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0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0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0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0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0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21LVL1" style:family="text">
      <style:text-properties style:font-name="Symbol"/>
    </style:style>
    <style:style style:name="WW_CharLFO21LVL2" style:family="text">
      <style:text-properties style:font-name="Symbol" style:use-window-font-color="true"/>
    </style:style>
    <style:style style:name="WW_CharLFO21LVL3" style:family="text">
      <style:text-properties style:font-name="Symbol" style:use-window-font-color="true"/>
    </style:style>
    <style:style style:name="WW_CharLFO21LVL4" style:family="text">
      <style:text-properties style:font-name="Symbol" style:use-window-font-color="true"/>
    </style:style>
    <style:style style:name="WW_CharLFO21LVL5" style:family="text">
      <style:text-properties style:font-name="Symbol" style:use-window-font-color="true"/>
    </style:style>
    <style:style style:name="WW_CharLFO21LVL6" style:family="text">
      <style:text-properties style:font-name="Symbol" style:use-window-font-color="true"/>
    </style:style>
    <style:style style:name="WW_CharLFO21LVL7" style:family="text">
      <style:text-properties style:font-name="Symbol" style:use-window-font-color="true"/>
    </style:style>
    <style:style style:name="WW_CharLFO21LVL8" style:family="text">
      <style:text-properties style:font-name="Symbol" style:use-window-font-color="true"/>
    </style:style>
    <style:style style:name="WW_CharLFO21LVL9" style:family="text">
      <style:text-properties style:font-name="Symbol" style:use-window-font-color="true"/>
    </style:style>
    <text:list-style style:name="TMLijstO2" style:display-name="TM Lijst O2">
      <text:list-level-style-bullet text:level="1" text:style-name="WW_CharLFO2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1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1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1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1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1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1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1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LFO6" style:display-name="LFO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fo:font-size="10pt" style:font-size-asian="10pt"/>
    </style:style>
    <style:style style:name="WW_CharLFO25LVL2" style:family="text">
      <style:text-properties style:font-name="Symbol"/>
    </style:style>
    <style:style style:name="WW_CharLFO25LVL3" style:family="text">
      <style:text-properties style:font-name="Symbol"/>
    </style:style>
    <style:style style:name="WW_CharLFO25LVL4" style:family="text">
      <style:text-properties style:font-name="Symbol"/>
    </style:style>
    <style:style style:name="WW_CharLFO25LVL5" style:family="text">
      <style:text-properties style:font-name="Symbol"/>
    </style:style>
    <style:style style:name="WW_CharLFO25LVL6" style:family="text">
      <style:text-properties style:font-name="Symbol"/>
    </style:style>
    <style:style style:name="WW_CharLFO25LVL7" style:family="text">
      <style:text-properties style:font-name="Symbol"/>
    </style:style>
    <style:style style:name="WW_CharLFO25LVL8" style:family="text">
      <style:text-properties style:font-name="Symbol"/>
    </style:style>
    <style:style style:name="WW_CharLFO25LVL9" style:family="text">
      <style:text-properties style:font-name="Symbol"/>
    </style:style>
    <text:list-style style:name="LFO8" style:display-name="LFO8">
      <text:list-level-style-bullet text:level="1" text:style-name="WW_CharLFO25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5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5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5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5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5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5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5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5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4-28T14:14:00Z</meta:creation-date>
    <dc:date>2022-05-18T14:45:00Z</dc:date>
    <meta:print-date>2013-11-09T18:15:00Z</meta:print-date>
    <meta:template xlink:href="Thomas%20More%20Cursussjabloon" xlink:type="simple"/>
    <meta:editing-cycles>5</meta:editing-cycles>
    <meta:editing-duration>PT2988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1" meta:paragraph-count="116" meta:word-count="8676" meta:character-count="58018" meta:row-count="412" meta:non-whitespace-character-count="49458"/>
  </office:meta>
</office:document-meta>
</file>